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7900004E25000008ADFE9555BF.svm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0.855cm" style:use-optimal-column-width="false"/>
    </style:style>
    <style:style style:name="co2" style:family="table-column">
      <style:table-column-properties style:column-width="0.94cm" style:use-optimal-column-width="false"/>
    </style:style>
    <style:style style:name="co3" style:family="table-column">
      <style:table-column-properties style:column-width="0.867cm" style:use-optimal-column-width="false"/>
    </style:style>
    <style:style style:name="co4" style:family="table-column">
      <style:table-column-properties style:column-width="0.842cm" style:use-optimal-column-width="false"/>
    </style:style>
    <style:style style:name="co5" style:family="table-column">
      <style:table-column-properties style:column-width="5.132cm" style:use-optimal-column-width="false"/>
    </style:style>
    <style:style style:name="ro1" style:family="table-row">
      <style:table-row-properties style:row-height="0.456cm"/>
    </style:style>
    <style:style style:name="ro2" style:family="table-row">
      <style:table-row-properties style:row-height="0.643cm"/>
    </style:style>
    <style:style style:name="ro3" style:family="table-row">
      <style:table-row-properties style:row-height="0.631cm"/>
    </style:style>
    <style:style style:name="ce1" style:family="table-cell">
      <style:graphic-properties draw:fill-color="#000000" style:repeat="repeat" draw:textarea-vertical-align="middle" fo:padding-top="0.1cm" fo:padding-bottom="0.1cm" fo:padding-left="0.1cm" fo:padding-right="0.1cm"/>
      <style:paragraph-properties fo:margin-top="0cm" fo:margin-bottom="0cm" fo:text-align="center" fo:border="none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>
      <style:graphic-properties draw:fill-color="#ffffff" style:repeat="repeat" draw:textarea-vertical-align="middle" fo:padding-top="0.1cm" fo:padding-bottom="0.1cm" fo:padding-left="0.1cm" fo:padding-right="0.1cm"/>
      <style:paragraph-properties fo:margin-top="0cm" fo:margin-bottom="0cm" fo:border-left="0.001cm solid #000000" fo:border-right="none" fo:border-top="none" fo:border-bottom="none"/>
      <style:text-properties fo:font-size="12pt" style:font-size-asian="12pt" style:font-size-complex="12pt"/>
    </style:style>
    <style:style style:name="ce3" style:family="table-cell">
      <style:graphic-properties draw:fill-color="#ffffff" style:repeat="repeat" draw:textarea-vertical-align="middle" fo:padding-top="0.1cm" fo:padding-bottom="0.1cm" fo:padding-left="0.1cm" fo:padding-right="0.1cm"/>
      <style:paragraph-properties fo:margin-top="0cm" fo:margin-bottom="0cm" fo:text-align="center" fo:border-left="0.001cm solid #000000" fo:border-right="0.001cm solid #000000" fo:border-top="none" fo:border-bottom="0.001cm solid #000000"/>
      <style:text-properties fo:font-size="12pt" style:font-size-asian="12pt" style:font-size-complex="12pt"/>
    </style:style>
    <style:style style:name="ce4" style:family="table-cell">
      <style:graphic-properties draw:fill-color="#ffffff" style:repeat="repeat" draw:textarea-vertical-align="middle" fo:padding-top="0.1cm" fo:padding-bottom="0.1cm" fo:padding-left="0.1cm" fo:padding-right="0.1cm"/>
      <style:paragraph-properties fo:margin-top="0cm" fo:margin-bottom="0cm" fo:text-align="center" fo:border-left="0.001cm solid #000000" fo:border-right="none" fo:border-top="none" fo:border-bottom="0.001cm solid #000000"/>
      <style:text-properties fo:font-size="12pt" style:font-size-asian="12pt" style:font-size-complex="12pt"/>
    </style:style>
    <style:style style:name="ce5" style:family="table-cell">
      <style:graphic-properties draw:fill-color="#ffffff" style:repeat="repeat" draw:textarea-vertical-align="middle" fo:padding-top="0.1cm" fo:padding-bottom="0.1cm" fo:padding-left="0.1cm" fo:padding-right="0.1cm"/>
      <style:paragraph-properties fo:margin-top="0cm" fo:margin-bottom="0cm" fo:text-align="center" fo:border="0.001cm solid #000000"/>
      <style:text-properties fo:font-size="12pt" style:font-size-asian="12pt" style:font-size-complex="12pt"/>
    </style:style>
    <style:style style:name="ce6" style:family="table-cell">
      <style:graphic-properties draw:fill-color="#ffffff" style:repeat="repeat" draw:textarea-vertical-align="middle" fo:padding-top="0.1cm" fo:padding-bottom="0.1cm" fo:padding-left="0.1cm" fo:padding-right="0.1cm"/>
      <style:paragraph-properties fo:margin-top="0cm" fo:margin-bottom="0cm" fo:text-align="center" fo:border-left="0.001cm solid #000000" fo:border-right="none" fo:border-top="0.001cm solid #000000" fo:border-bottom="0.001cm solid #000000"/>
      <style:text-properties fo:font-size="12pt" style:font-size-asian="12pt" style:font-size-complex="12pt"/>
    </style:style>
    <style:style style:name="ce7" style:family="table-cell">
      <style:graphic-properties draw:fill-color="#ffffff" style:repeat="repeat" draw:textarea-vertical-align="middle" fo:padding-top="0.1cm" fo:padding-bottom="0.1cm" fo:padding-left="0.1cm" fo:padding-right="0.1cm"/>
      <style:paragraph-properties fo:margin-top="0cm" fo:margin-bottom="0cm" fo:border-left="0.001cm solid #000000" fo:border-right="none" fo:border-top="none" fo:border-bottom="none"/>
      <style:text-properties fo:font-family="Arial" style:font-family-generic="roman" style:font-pitch="variable" fo:font-size="12pt" style:letter-kerning="true" style:font-family-asian="'Microsoft YaHei'" style:font-family-generic-asian="system" style:font-pitch-asian="variable" style:font-size-asian="12pt" style:font-family-complex="'Lucida Sans'" style:font-family-generic-complex="system" style:font-pitch-complex="variable" style:font-size-complex="12pt"/>
    </style:style>
    <style:style style:name="P1" style:family="paragraph">
      <style:paragraph-properties fo:margin-top="0cm" fo:margin-bottom="0cm"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P2" style:family="paragraph">
      <style:paragraph-properties fo:margin-top="0cm" fo:margin-bottom="0cm"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margin-top="0cm" fo:margin-bottom="0cm"/>
      <style:text-properties fo:font-size="12pt" style:font-size-asian="12pt" style:font-size-complex="12pt"/>
    </style:style>
    <style:style style:name="P5" style:family="paragraph">
      <style:paragraph-properties fo:margin-top="0cm" fo:margin-bottom="0cm"/>
      <style:text-properties fo:font-family="Arial" style:font-family-generic="roman" style:font-pitch="variable" fo:font-size="12pt" style:letter-kerning="true" style:font-family-asian="'Microsoft YaHei'" style:font-family-generic-asian="system" style:font-pitch-asian="variable" style:font-size-asian="12pt" style:font-family-complex="'Lucida Sans'" style:font-family-generic-complex="system" style:font-pitch-complex="variable" style:font-size-complex="12pt"/>
    </style:style>
    <style:style style:name="P6" style:family="paragraph">
      <style:paragraph-properties fo:text-align="center"/>
    </style:style>
    <style:style style:name="P7" style:family="paragraph">
      <style:paragraph-properties style:text-autospace="none"/>
      <style:text-properties fo:color="#000000" fo:font-family="Calibri" style:font-family-generic="swiss" fo:font-size="11pt" style:letter-kerning="true" style:font-family-asian="Calibri" style:font-family-generic-asian="swiss" style:font-size-asian="11pt" style:font-family-complex="Calibri" style:font-family-generic-complex="swiss" style:font-size-complex="6.30000019073486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8.635cm" svg:height="6.152cm" svg:x="7.223cm" svg:y="4.55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 table:style-name="ce2"/>
            </table:table-row>
            <table:table-row table:style-name="ro2" table:default-cell-style-name="ce3">
              <table:table-cell>
                <text:p text:style-name="P2"><text:span text:style-name="T2">0</text:span></text:p>
              </table:table-cell>
              <table:table-cell>
                <text:p text:style-name="P2"><text:span text:style-name="T2">0</text:span></text:p>
              </table:table-cell>
              <table:table-cell>
                <text:p text:style-name="P2"><text:span text:style-name="T2">0</text:span></text:p>
              </table:table-cell>
              <table:table-cell table:style-name="ce4">
                <text:p text:style-name="P3"><text:span text:style-name="T3">M</text:span></text:p>
              </table:table-cell>
              <table:table-cell table:style-name="ce2">
                <text:p text:style-name="P4"><text:span text:style-name="T2"><text:s text:c="2"/></text:span><text:span text:style-name="T2">TRS-IO</text:span></text:p>
              </table:table-cell>
            </table:table-row>
            <table:table-row table:style-name="ro2" table:default-cell-style-name="ce5">
              <table:table-cell>
                <text:p text:style-name="P2"><text:span text:style-name="T2">1</text:span></text:p>
              </table:table-cell>
              <table:table-cell>
                <text:p text:style-name="P2"><text:span text:style-name="T2">0</text:span></text:p>
              </table:table-cell>
              <table:table-cell>
                <text:p text:style-name="P2"><text:span text:style-name="T2">0</text:span></text:p>
              </table:table-cell>
              <table:table-cell table:style-name="ce6">
                <text:p text:style-name="P3"><text:span text:style-name="T3">E</text:span></text:p>
              </table:table-cell>
              <table:table-cell table:style-name="ce2">
                <text:p text:style-name="P4"><text:span text:style-name="T2"><text:s text:c="2"/></text:span><text:span text:style-name="T2">PocketTRS (Model 1)</text:span></text:p>
              </table:table-cell>
            </table:table-row>
            <table:table-row table:style-name="ro2" table:default-cell-style-name="ce5">
              <table:table-cell>
                <text:p text:style-name="P2"><text:span text:style-name="T2">0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0</text:span></text:p>
              </table:table-cell>
              <table:table-cell table:style-name="ce6"/>
              <table:table-cell table:style-name="ce7">
                <text:p text:style-name="P5"><text:span text:style-name="T2"><text:s text:c="2"/></text:span><text:span text:style-name="T2">Reserved</text:span></text:p>
              </table:table-cell>
            </table:table-row>
            <table:table-row table:style-name="ro2" table:default-cell-style-name="ce5">
              <table:table-cell>
                <text:p text:style-name="P2"><text:span text:style-name="T2">1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0</text:span></text:p>
              </table:table-cell>
              <table:table-cell table:style-name="ce6">
                <text:p text:style-name="P6"><text:span text:style-name="T3">E</text:span></text:p>
              </table:table-cell>
              <table:table-cell table:style-name="ce7">
                <text:p text:style-name="P5"><text:span text:style-name="T2"><text:s text:c="2"/></text:span><text:span text:style-name="T2">PocketTRS (Model III)</text:span></text:p>
              </table:table-cell>
            </table:table-row>
            <table:table-row table:style-name="ro2" table:default-cell-style-name="ce5">
              <table:table-cell>
                <text:p text:style-name="P2"><text:span text:style-name="T2">0</text:span></text:p>
              </table:table-cell>
              <table:table-cell>
                <text:p text:style-name="P2"><text:span text:style-name="T2">0</text:span></text:p>
              </table:table-cell>
              <table:table-cell>
                <text:p text:style-name="P2"><text:span text:style-name="T2">1</text:span></text:p>
              </table:table-cell>
              <table:table-cell table:style-name="ce6">
                <text:p text:style-name="P6"><text:span text:style-name="T3">E</text:span></text:p>
              </table:table-cell>
              <table:table-cell table:style-name="ce7">
                <text:p text:style-name="P5"><text:span text:style-name="T2"><text:s text:c="2"/></text:span><text:span text:style-name="T2">PocketTRS (Model 4)</text:span></text:p>
              </table:table-cell>
            </table:table-row>
            <table:table-row table:style-name="ro2" table:default-cell-style-name="ce5">
              <table:table-cell>
                <text:p text:style-name="P2"><text:span text:style-name="T2">1</text:span></text:p>
              </table:table-cell>
              <table:table-cell>
                <text:p text:style-name="P2"><text:span text:style-name="T2">0</text:span></text:p>
              </table:table-cell>
              <table:table-cell>
                <text:p text:style-name="P2"><text:span text:style-name="T2">1</text:span></text:p>
              </table:table-cell>
              <table:table-cell table:style-name="ce6">
                <text:p text:style-name="P6"><text:span text:style-name="T3">E</text:span></text:p>
              </table:table-cell>
              <table:table-cell table:style-name="ce7">
                <text:p text:style-name="P5"><text:span text:style-name="T2"><text:s text:c="2"/></text:span><text:span text:style-name="T2">PocketTRS (Model 4P)</text:span></text:p>
              </table:table-cell>
            </table:table-row>
            <table:table-row table:style-name="ro2" table:default-cell-style-name="ce5">
              <table:table-cell>
                <text:p text:style-name="P2"><text:span text:style-name="T2">1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0</text:span></text:p>
              </table:table-cell>
              <table:table-cell table:style-name="ce6"/>
              <table:table-cell table:style-name="ce7">
                <text:p text:style-name="P5"><text:span text:style-name="T2"><text:s text:c="2"/></text:span><text:span text:style-name="T2">Custom 1</text:span></text:p>
              </table:table-cell>
            </table:table-row>
            <table:table-row table:style-name="ro3" table:default-cell-style-name="ce5">
              <table:table-cell>
                <text:p text:style-name="P2"><text:span text:style-name="T2">1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1</text:span></text:p>
              </table:table-cell>
              <table:table-cell table:style-name="ce6"/>
              <table:table-cell table:style-name="ce7">
                <text:p text:style-name="P5"><text:span text:style-name="T2"><text:s text:c="2"/></text:span><text:span text:style-name="T2">Custom 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4.651cm" svg:height="2.167cm" svg:x="7.096cm" svg:y="10.906cm">
          <draw:text-box>
            <text:p text:style-name="P7">M=0 <text:s text:c="2"/>TRS-IO (Model 1)</text:p>
            <text:p text:style-name="P7">M=1 <text:s text:c="2"/>TRS-IO (Model III)</text:p>
            <text:p text:style-name="P7">E=0 <text:s text:c="4"/>Use internal TRS-IO</text:p>
            <text:p text:style-name="P7">E=1 <text:s text:c="4"/>Use external TRS-I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2000007900004E25000008ADFE9555BF.svm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no Puder</meta:initial-creator>
    <meta:creation-date>2023-10-12T17:34:15.54</meta:creation-date>
    <dc:date>2023-10-12T19:37:51.13</dc:date>
    <dc:creator>Arno Puder</dc:creator>
    <meta:editing-duration>PT1H48M22S</meta:editing-duration>
    <meta:editing-cycles>5</meta:editing-cycles>
    <meta:generator>OpenOffice/4.1.13$Win32 OpenOffice.org_project/4113m1$Build-9810</meta:generator>
    <meta:document-statistic meta:object-count="2"/>
  </office:meta>
</office:document-meta>
</file>